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cm" fo:margin-right="0cm" fo:margin-top="0.199cm" fo:margin-bottom="0.199cm" fo:text-align="justify" style:justify-single-word="false" fo:text-indent="0.499cm" style:auto-text-indent="false"/>
      <style:text-properties fo:font-style="normal" style:text-underline-style="none" style:font-style-asian="normal" style:font-style-complex="normal"/>
    </style:style>
    <style:style style:name="P8" style:family="paragraph" style:parent-style-name="Standard">
      <style:paragraph-properties fo:margin-left="0cm" fo:margin-right="0cm" fo:margin-top="0.199cm" fo:margin-bottom="0.199cm" fo:text-align="justify" style:justify-single-word="false" fo:text-indent="0.499cm" style:auto-text-indent="false"/>
      <style:text-properties style:text-underline-style="none"/>
    </style:style>
    <style:style style:name="P9" style:family="paragraph" style:parent-style-name="Standard">
      <style:paragraph-properties fo:margin-left="0cm" fo:margin-right="0cm" fo:margin-top="0.199cm" fo:margin-bottom="0.199cm" fo:text-align="justify" style:justify-single-word="false" fo:text-indent="0.499cm" style:auto-text-indent="false"/>
    </style:style>
    <style:style style:name="P10" style:family="paragraph" style:parent-style-name="Standard">
      <style:paragraph-properties fo:margin-left="0cm" fo:margin-right="0cm" fo:margin-top="0.199cm" fo:margin-bottom="0.199cm" fo:text-align="start" style:justify-single-word="false" fo:text-indent="0.499cm" style:auto-text-indent="false"/>
    </style:style>
    <style:style style:name="P11" style:family="paragraph" style:parent-style-name="Standard">
      <style:paragraph-properties fo:margin-left="0cm" fo:margin-right="0cm" fo:margin-top="0cm" fo:margin-bottom="0cm" fo:text-align="justify"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margin-left="0cm" fo:margin-right="0cm" fo:margin-top="0.199cm" fo:margin-bottom="0.199cm" fo:text-align="justify"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T1" style:family="text">
      <style:text-properties fo:font-style="italic" style:text-underline-style="none"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unión en la fecha 27/08/08</text:p>
      <text:p text:style-name="P1"/>
      <text:p text:style-name="P9">La reunión sirvió para que los integrantes del grupo de trabajo puedan conocerse. A la reunión asistieron: Maria E. Garcia, Benjamín Grassi, Alejandro Pasten, Sol Benítez, Cristhian Parra y Alberto Giménez. <text:s/>Además, la se realizó una charla sobre la manera de trabajo en el Centro Meteorológico de la Facultad Politécnica y tener un entendimiento del ámbito climático atmosférico.</text:p>
      <text:p text:style-name="P9">Alejandro Pasten y Sol Benítez trabajan en la Dirección de Meteorología y en el Centro <text:span text:style-name="T2">Meteorológico</text:span> de la Facultad Politécnica junto con Benjamín Grassi.</text:p>
      <text:p text:style-name="P9">Alberto Giménez y Cristhian Parra son alumnos de Ingeniería en Informática y coordinan con la Directora de la carrera, la Ing. María E. Garcia.</text:p>
      <text:p text:style-name="P10">Alejandro Pasten es Jefe del departamento de climatología desde hace 4 años. Además trabaja en la Univ. Católica. </text:p>
      <text:p text:style-name="P1"/>
      <text:p text:style-name="P2">DIMET. CLICCOM y base de datos atmosféricas.</text:p>
      <text:p text:style-name="P9">El departamento trabaja con un sistema de base de datos llamado CLICCOM (Climatología Computarizada) adquirido de la ONG. Un sistema de entrada y control de datos para servicios meteorológicos pequeños. (Obs. Sólo una persona trabaja sobre CLICCOM). (Aparte trabaja con otro sistema no utilizado para la DIMET). Sirve para realizar boletines, análisis climático (para atención al público, consultoras, empresas de construcción, eventos), históricos y proyecciones climáticas basadas en estadísticas.</text:p>
      <text:p text:style-name="P9">Alejandro Pasten realizó investigación en modelos numéricos en la Univ. de San Paulo. (Maestría en la Católica). Instalando el modelo BRAMS. Participó en una conferencia de GRID en Guatemala, aplicando GridComputing en atmósfera y medicina. Sol Benitez estuvo interinando en el departamento de climatología (6 meses) del <text:span text:style-name="T3">DIMET mientras estuvo ausente Alejandro</text:span>. Trabajó con base de datos atmosféricos, CLICCOM es bastante antiguo. </text:p>
      <text:p text:style-name="P9">Alejandro: CLICCOM fue estándar, pero otros países utilizan parcialmente simplemente como entrada. (Otros centros desarrollan otro tipo de base de datos de acuerdo a sus necesidades)</text:p>
      <text:p text:style-name="P3">La estación meteorológica </text:p>
      <text:p text:style-name="P9">Sol: La estación meteorología automática FPUNA es una de 24 estaciones (¿lista de estaciones?) conectadas por una red de estaciones de la DIMET (se ubicó por convenio en FPUNA). Funcionaban enlazados (transmitían datos) por satélite con INMARSAT C (desde marzo no funciona por falta de pago, funcionó con 3 años de gracia por donación al inicio del proyecto), además tiene una conexión directa con un enlace de fibra óptica al puerto serial de una PC.</text:p>
      <text:p text:style-name="P9">Las estaciones miden continuamente y transmiten los datos con el enlace por satélite. La capacidad del DATALOGGER de las estaciones es limitada (3 meses de almacenamiento) por lo que debe almacenarse en otro medio las mediciones históricas. Además, en caso de que hayan cortes de transmisión (o por problemas de la estación) existe un plan de recorrida cada 3 meses para recolectar los datos medidos (DIMET). </text:p>
      <text:p text:style-name="P9">La transmisión de datos por satélite (por razones de costo) estaba configurada para transmitir datos cada 3 horas. Y las estaciones guardan datos cada 10 minutos las 24hs. Y por más que se transmitan los datos con INMARSAT C en tiempo real, igual el plan de recuperación de datos complementa a la transmisión ya que se requiere recuperar cada 10 minutos los datos además de cada 3 horas de la transmisión en tiempo real de INMARSAT C. El plan de recorrida no se pudo <text:soft-page-break/>implementar por problemas institucionales.</text:p>
      <text:p text:style-name="P9">Las estaciones están ubicadas en sitios donde existen observatorios meteorológicos o predios militares (por motivos de seguridad). La recolección de datos requieren saber manipular la estación con un computador. La estación requiere un mantenimiento preventivo y de respaldo de los datos (a cargo de personas dentro de la institución).</text:p>
      <text:p text:style-name="P4">Recolección de Datos Meteorológicos de las estaciones<text:span text:style-name="T3"> </text:span><text:span text:style-name="T1"><text:s/></text:span><text:span text:style-name="T3">(Extensión)</text:span></text:p>
      <text:p text:style-name="P9">Benjamín: En una red de primer mundo la persona que atiende las estaciones tiene la capacidad para manejar el equipo. Los servicios meteorológicos hacen recorridas para bajar la información. </text:p>
      <text:p text:style-name="P9">Surgió la idea de un plan de extensión universitaria para realizar la recorrida. Aprendiendo a utilizar las estaciones. Utilizar el DATALOGGER, grupo heterogéneo de alumnos de informática y meteorología. </text:p>
      <text:p text:style-name="P9">Extensión para los alumnos del 4º semestre en adelante para capacitación de observaciones meteorológicas a colegios y gente de ciencias agrarias. La facultad de ciencias agrarias adquirieron una estación meteorológica. Abarcar la extensión hasta con la DINAC</text:p>
      <text:p text:style-name="P3">Base de datos para el CMET Nacional</text:p>
      <text:p text:style-name="P8">El proyecto debe abarcar una estructura de base de datos para el Centro Meteorológico Nacional. La base de datos puede servir para servicios y para cualquier persona que quiera utilizarla.</text:p>
      <text:p text:style-name="P8">Sol: El funcionamiento del software de la estación automática tiene un visualizador de datos en formato gráfico y da como salida datos en formato TXT y EXCEL, sin embargo, no está automatizado. Por eso es necesario tener la base de datos. El software da como salida los datos en un formato X, recupera datos de 8 sensores que miden directamente que son: temperatura del aire, dirección y velocidad del viento, presión atmosférica, temperatura del suelo, precipitación y humedad relativa. Luego las medidas derivadas que se realizan por cálculo con la misma interfaz, que son: punto de rocío y presión de vapor. Además, otras medidas derivadas <text:s/>son obtenidas del sensor de temperatura del aire, como: temperatura máxima, mínima, media diaria, media mensual.</text:p>
      <text:p text:style-name="P5">Requerimientos y Modelo de lo que se necesita</text:p>
      <text:p text:style-name="P7">El sistema CLICCOM hace que el personal trabaje de manera lenta debido a que es un sistema inaccesible a través de la red y se debe depender de una persona que manipule el sistema y exporte los datos a un formato que pueda ser manipulado por la DMET. Estos datos son utilizados para <text:tab/>que se puedan visualizar, promediar, realizar gráficos, etc. Introducir los datos en forma manual representa una fuentes de errores.</text:p>
      <text:p text:style-name="P7">Las estaciones convencionales son medidos por observadores, estos manipulan el instrumento de medición en forma manual. Las estaciones automáticas (partir del 2004) que obtienen otro tipo de información, son programadas para obtener un muestro de cierto tipo de sensor (medida), de cada cuanto se transmiten y guarden los datos. El software HYDRAS 3 es el que recolecta los datos y permite ver los datos en forma gráfica y forma numérica. </text:p>
      <text:p text:style-name="P7">La base de datos debe integrar los datos de estaciones automáticas y datos de estaciones convencionales. A partir de esto puede surgir un estudio comparativo de los datos medidos por estos tipos de estaciones. Es decir, la exactitud, comparar la calidad de los datos, las diferencias que existen, un contraste. El muestro de los dos tipos de estaciones es muy diferente.</text:p>
      <text:p text:style-name="P7">Además, se tiene información que se tiene que utilizar que provienen de los países vecinos. Para después justamente utilizar con modelos numéricos donde los datos de entrada son los proveídos por otros modelos, pero también se deben incorporar los datos observados. Para poder compartir los datos, estos se codifican en formatos estándares, algunos de estos son: CLIMAT, SYNOP, TTAA, <text:soft-page-break/>etc, (Superficie). </text:p>
      <text:p text:style-name="P7"/>
      <text:p text:style-name="P11">Productos Meteorológicos a publicar en el Sitio Web de la Facultad</text:p>
      <text:p text:style-name="P7">Publicar ciertos productos que se tienen disponible.</text:p>
      <text:p text:style-name="P12">Viajes a otros Centros Meteorológicos para reunir información</text:p>
      <text:p text:style-name="P7">Contactar con personas de otros Centros Meteorológicos para poder adquirir conocimientos acerca de la forma en que trabajan y cómo almacenan los datos. Para esto se debería realizar entrevistas in-situ con técnicos que trabajan en los Centros Meteorológicos de otro paí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05T20:27:28</meta:creation-date>
    <dc:date>2009-03-27T16:33:42</dc:date>
    <meta:editing-cycles>43</meta:editing-cycles>
    <meta:editing-duration>PT6H5M1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30" meta:word-count="1177" meta:character-count="7526"/>
  </office:meta>
</office:document-meta>
</file>